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0c3" officeooo:paragraph-rsid="001d50c3"/>
    </style:style>
    <style:style style:name="P2" style:family="paragraph" style:parent-style-name="Standard">
      <style:text-properties officeooo:rsid="001e5731" officeooo:paragraph-rsid="001e5731"/>
    </style:style>
    <style:style style:name="P3" style:family="paragraph" style:parent-style-name="Standard">
      <style:text-properties fo:color="#c9211e" loext:opacity="100%" officeooo:rsid="001e5731" officeooo:paragraph-rsid="001e5731"/>
    </style:style>
    <style:style style:name="P4" style:family="paragraph" style:parent-style-name="Standard">
      <style:text-properties officeooo:rsid="001f3082" officeooo:paragraph-rsid="001f3082"/>
    </style:style>
    <style:style style:name="P5" style:family="paragraph" style:parent-style-name="Standard">
      <style:text-properties officeooo:rsid="0020a43f" officeooo:paragraph-rsid="0020a43f"/>
    </style:style>
    <style:style style:name="P6" style:family="paragraph" style:parent-style-name="Standard">
      <style:text-properties fo:color="#77bc65" loext:opacity="100%" officeooo:rsid="0020a43f" officeooo:paragraph-rsid="0020a43f"/>
    </style:style>
    <style:style style:name="P7" style:family="paragraph" style:parent-style-name="Standard">
      <style:text-properties officeooo:rsid="0020a43f" officeooo:paragraph-rsid="0020a43f" fo:background-color="#ffff00"/>
    </style:style>
    <style:style style:name="P8" style:family="paragraph" style:parent-style-name="Standard">
      <style:text-properties officeooo:rsid="0021fcd3" officeooo:paragraph-rsid="0021fcd3"/>
    </style:style>
    <style:style style:name="P9" style:family="paragraph" style:parent-style-name="Standard">
      <style:text-properties officeooo:paragraph-rsid="0021fcd3"/>
    </style:style>
    <style:style style:name="P10" style:family="paragraph" style:parent-style-name="Standard">
      <style:text-properties fo:color="#f10d0c" loext:opacity="100%" officeooo:rsid="0021fcd3" officeooo:paragraph-rsid="0021fcd3"/>
    </style:style>
    <style:style style:name="P11" style:family="paragraph" style:parent-style-name="Standard">
      <style:text-properties fo:color="#f10d0c" loext:opacity="100%" officeooo:paragraph-rsid="0021fcd3"/>
    </style:style>
    <style:style style:name="T1" style:family="text">
      <style:text-properties officeooo:rsid="00207788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207788"/>
    </style:style>
    <style:style style:name="T4" style:family="text">
      <style:text-properties fo:color="#000000" loext:opacity="100%" officeooo:rsid="00207788"/>
    </style:style>
    <style:style style:name="T5" style:family="text">
      <style:text-properties fo:color="#ff0000" loext:opacity="100%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officeooo:rsid="0021fcd3"/>
    </style:style>
    <style:style style:name="T8" style:family="text">
      <style:text-properties officeooo:rsid="0021fc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AD DIED NOTES (9-3-2024) </text:p>
      <text:p text:style-name="P1"/>
      <text:p text:style-name="P1">Python Notation - </text:p>
      <text:p text:style-name="P1">If S is a sequence… </text:p>
      <text:p text:style-name="P1">S[i] is the “i’th” element. </text:p>
      <text:p text:style-name="P1">S[a:b], this is a copy from index a to index b, but not including b. </text:p>
      <text:p text:style-name="P2">S[0:b] from zero to b but not including b, S = [:b]. If you don’t put a second index, then python will assume you mean to the end but not including the end. [:] will make a copy of the entire array. </text:p>
      <text:p text:style-name="P2">If you give a negative index, that is interpreted as the length minus that number. </text:p>
      <text:p text:style-name="P2">[-4] = len[S] – 4, assuming you have a length of 10, this would put you at position 6. </text:p>
      <text:p text:style-name="P2">S[1:] - copy of everything but the first</text:p>
      <text:p text:style-name="P2">S[:-1] copy of everything but the last</text:p>
      <text:p text:style-name="P2"/>
      <text:p text:style-name="P2"><text:s/>both ways of taking a sequence S and making a copy of one smaller than the one that’s been given. </text:p>
      <text:p text:style-name="P2"/>
      <text:p text:style-name="P2">Def listmax(nums):<text:tab/><text:tab/><text:tab/>smaller_listmax(smaller_nums)</text:p>
      <text:p text:style-name="P2"><text:tab/>if len(nums) == 1:</text:p>
      <text:p text:style-name="P2"><text:tab/><text:tab/>return nums[0]</text:p>
      <text:p text:style-name="P2"><text:tab/>else: </text:p>
      <text:p text:style-name="P2"><text:tab/><text:tab/><text:span text:style-name="T2">smaller_nums = </text:span><text:span text:style-name="T3">smallerlistmax(nums[1:]) # tmp is now the largest number -1</text:span></text:p>
      <text:p text:style-name="P3"><text:tab/><text:tab/><text:span text:style-name="T1">if smallers_nums &gt; = nums[0]</text:span></text:p>
      <text:p text:style-name="P3"><text:tab/><text:tab/><text:tab/><text:span text:style-name="T1">return smaller_nums </text:span><text:span text:style-name="T4"># this is actually pretty interesting. </text:span></text:p>
      <text:p text:style-name="P2"><text:tab/><text:tab/><text:span text:style-name="T1">else: </text:span></text:p>
      <text:p text:style-name="P2"><text:tab/><text:tab/><text:tab/><text:span text:style-name="T1">return num[0] </text:span></text:p>
      <text:p text:style-name="P2"><text:tab/><text:tab/></text:p>
      <text:p text:style-name="P2"/>
      <text:p text:style-name="P2"/>
      <text:p text:style-name="P4">Let’s try drawing out the list if you lose all hope. </text:p>
      <text:p text:style-name="P4"/>
      <text:p text:style-name="P4"/>
      <text:p text:style-name="P5">Notes 9-5-2024 </text:p>
      <text:p text:style-name="P5"/>
      <text:p text:style-name="P5">mypoint.py </text:p>
      <text:p text:style-name="P5"/>
      <text:p text:style-name="P5">Today, we will be discussing classes. Fields are being assigned in the constructor. </text:p>
      <text:p text:style-name="P5"/>
      <text:p text:style-name="P5">__init__ is the way to declare the classes. </text:p>
      <text:p text:style-name="P5">__main__ is the way to declare the main function </text:p>
      <text:p text:style-name="P5">In python, self is the first parameter that must appear in the class. </text:p>
      <text:p text:style-name="P5"/>
      <text:p text:style-name="P6">Mypoint.py</text:p>
      <text:p text:style-name="P6"/>
      <text:p text:style-name="P5"/>
      <text:p text:style-name="P5">class point: </text:p>
      <text:p text:style-name="P5"><text:tab/>def __init__(self, x, y): </text:p>
      <text:p text:style-name="P5"><text:tab/><text:tab/>self._x =x </text:p>
      <text:p text:style-name="P5"><text:tab/><text:tab/>self._y=y <text:s/>#it is ted krovetz convention to add an underscore before the x. </text:p>
      <text:p text:style-name="P5"><text:tab/><text:span text:style-name="T2">This is an example of default parameters. </text:span></text:p>
      <text:p text:style-name="P5"><text:tab/>def __init__(self, x=0, y=0): </text:p>
      <text:p text:style-name="P5"><text:tab/><text:tab/>self._x =x </text:p>
      <text:p text:style-name="P5"><text:tab/><text:tab/>self._y=y <text:s/>#it is ted krovetz convention to add an underscore before the x. </text:p>
      <text:p text:style-name="P5">#otherfile.py</text:p>
      <text:p text:style-name="P5"><text:soft-page-break/><text:tab/></text:p>
      <text:p text:style-name="P5">from math import sqrt </text:p>
      <text:p text:style-name="P5">import math </text:p>
      <text:p text:style-name="P5">from mypoint import point</text:p>
      <text:p text:style-name="P5"><text:tab/><text:tab/>p = point() </text:p>
      <text:p text:style-name="P5"><text:tab/><text:tab/>p = point(1) # where x = 1 !</text:p>
      <text:p text:style-name="P5"><text:tab/><text:tab/>point(1,2) </text:p>
      <text:p text:style-name="P5"><text:tab/>def distance(self, other): </text:p>
      <text:p text:style-name="P5"><text:tab/><text:tab/>dx = self._x – other._x</text:p>
      <text:p text:style-name="P5"><text:tab/><text:tab/>dy = other._y – other._y<text:tab/></text:p>
      <text:p text:style-name="P5"><text:tab/><text:tab/>return sqrt(dx*dx + dy*dy) </text:p>
      <text:p text:style-name="P5"/>
      <text:p text:style-name="P7">Efficiency and recursion: </text:p>
      <text:p text:style-name="P7"/>
      <text:p text:style-name="P5">If you can do something with a loop, why are you creating stackframes? </text:p>
      <text:p text:style-name="P5">If o(n) stackframes and n is large, then you want to <text:span text:style-name="T5">avoid </text:span></text:p>
      <text:p text:style-name="P8"><text:span text:style-name="T6">If (logn) stack frames, it’s okay, overhead is insignificant. </text:span></text:p>
      <text:p text:style-name="P8"><text:span text:style-name="T6"/></text:p>
      <text:p text:style-name="P9"><text:span text:style-name="T7">Think about it like this, if we use o(logn), assuming is equal to </text:span><text:bookmark text:name="cwos"/><text:span text:style-name="T7">n = </text:span><text:span text:style-name="T6">1073741824</text:span></text:p>
      <text:p text:style-name="P9"><text:span text:style-name="T6"/></text:p>
      <text:p text:style-name="P8"><text:span text:style-name="T6">then we ask ourselves what is 2^x = 1073741824</text:span></text:p>
      <text:p text:style-name="P8"><text:span text:style-name="T6">x= 30! </text:span></text:p>
      <text:p text:style-name="P8"><text:span text:style-name="T6">That means the time complexity of 1073741824 is 30 despite the large problem size, and this is due to the log reduction. </text:span></text:p>
      <text:p text:style-name="P8"><text:span text:style-name="T6"/></text:p>
      <text:p text:style-name="P8"><text:span text:style-name="T6">Def foo(): </text:span></text:p>
      <text:p text:style-name="P8"><text:span text:style-name="T6"><text:tab/>d</text:span></text:p>
      <text:p text:style-name="P8"><text:span text:style-name="T6"><text:tab/>d</text:span></text:p>
      <text:p text:style-name="P8"><text:span text:style-name="T6"><text:tab/>if …:</text:span></text:p>
      <text:p text:style-name="P8"><text:span text:style-name="T6"><text:tab/><text:tab/>..</text:span></text:p>
      <text:p text:style-name="P8"><text:span text:style-name="T6"><text:tab/><text:tab/>foo()</text:span></text:p>
      <text:p text:style-name="P8"><text:span text:style-name="T6"><text:tab/>else: </text:span></text:p>
      <text:p text:style-name="P8"><text:span text:style-name="T6"><text:tab/><text:tab/>..</text:span></text:p>
      <text:p text:style-name="P8"><text:span text:style-name="T6"><text:tab/><text:tab/>foo()</text:span></text:p>
      <text:p text:style-name="P8"><text:span text:style-name="T6"/></text:p>
      <text:p text:style-name="P8"><text:span text:style-name="T6">Tail recursion recursion is as efficient as a loop. </text:span></text:p>
      <text:p text:style-name="P8"><text:span text:style-name="T6">Tail-recursive call optimization</text:span></text:p>
      <text:p text:style-name="P8"><text:span text:style-name="T6">A compiler can turn a tail-recursive call into a loop by </text:span></text:p>
      <text:p text:style-name="P8"><text:span text:style-name="T6">(1) Adds a goto loop at the top of the function.</text:span></text:p>
      <text:p text:style-name="P8"><text:span text:style-name="T6">(2) Assigns actual parameters to the formal parameters just before tail-call.</text:span></text:p>
      <text:p text:style-name="P8"><text:span text:style-name="T6">Turns tail-call into a goto label. </text:span></text:p>
      <text:p text:style-name="P8"><text:span text:style-name="T6">(3) Turns tail call into goto the label </text:span></text:p>
      <text:p text:style-name="P8"><text:span text:style-name="T6"/></text:p>
      <text:p text:style-name="P8"><text:span text:style-name="T6">Any programming language that chooses to implement this optimization can </text:span></text:p>
      <text:p text:style-name="P8"><text:span text:style-name="T6"/></text:p>
      <text:p text:style-name="P8"><text:span text:style-name="T6">(a, b) formal parameters </text:span></text:p>
      <text:p text:style-name="P10">def gcd(a.b): </text:p>
      <text:p text:style-name="P10"><text:tab/>if b == 0: </text:p>
      <text:p text:style-name="P10"><text:tab/><text:tab/>return a</text:p>
      <text:p text:style-name="P10"><text:tab/>else: </text:p>
      <text:p text:style-name="P10"><text:tab/><text:tab/>return(b, a%b)</text:p>
      <text:p text:style-name="P11"/>
      <text:p text:style-name="P11"><text:soft-page-break/></text:p>
      <text:p text:style-name="P11"><text:span text:style-name="T8"><text:line-break/>FOLLOW THE TAIL RECURSIVE OPTIMIZATION:</text:span></text:p>
      <text:p text:style-name="P11"/>
      <text:p text:style-name="P10">def gcd(a,b): </text:p>
      <text:p text:style-name="P10"><text:tab/>label: </text:p>
      <text:p text:style-name="P10"><text:tab/>if b==0: </text:p>
      <text:p text:style-name="P10"><text:tab/><text:tab/>return a</text:p>
      <text:p text:style-name="P10"><text:tab/>else: </text:p>
      <text:p text:style-name="P10"><text:tab/>(a,b) = (a, a%b) </text:p>
      <text:p text:style-name="P10"><text:tab/>return goto</text:p>
      <text:p text:style-name="P10">Example: </text:p>
      <text:p text:style-name="P10"><text:tab/>def fact(n): </text:p>
      <text:p text:style-name="P10"><text:tab/><text:tab/>return 1</text:p>
      <text:p text:style-name="P10"><text:tab/>else: </text:p>
      <text:p text:style-name="P10"><text:tab/><text:tab/>return n * fact(n-1) # work is done after fact( n-1) </text:p>
      <text:p text:style-name="P10"/>
      <text:p text:style-name="P8"><text:span text:style-name="T6">design method for converting accumulator algorithm to recursion: </text:span></text:p>
      <text:p text:style-name="P8"><text:span text:style-name="T6"/></text:p>
      <text:p text:style-name="P8"><text:span text:style-name="T6">def accumulator(set):</text:span></text:p>
      <text:p text:style-name="P8"><text:span text:style-name="T6"><text:tab/>acc = init</text:span></text:p>
      <text:p text:style-name="P8"><text:span text:style-name="T6"><text:tab/>while more data to process: </text:span></text:p>
      <text:p text:style-name="P8"><text:span text:style-name="T6"><text:tab/><text:tab/>update my accumulator and other variables</text:span></text:p>
      <text:p text:style-name="P8"><text:span text:style-name="T6"><text:tab/>return acc </text:span></text:p>
      <text:p text:style-name="P8"><text:span text:style-name="T6">def accumulator(data, acc): </text:span></text:p>
      <text:p text:style-name="P8"><text:span text:style-name="T6"><text:tab/>if no more data to process: </text:span></text:p>
      <text:p text:style-name="P8"><text:span text:style-name="T6"><text:tab/><text:tab/>return acc: </text:span></text:p>
      <text:p text:style-name="P8"><text:span text:style-name="T6"><text:tab/>else: </text:span></text:p>
      <text:p text:style-name="P8"><text:span text:style-name="T6"><text:tab/><text:tab/>return update acc (and othe vars) </text:span></text:p>
      <text:p text:style-name="P8"><text:span text:style-name="T6"><text:tab/><text:tab/>return foo(data, acc) </text:span></text:p>
      <text:p text:style-name="P10"/>
      <text:p text:style-name="P10">def fact(n): </text:p>
      <text:p text:style-name="P10"><text:tab/>acc = 1</text:p>
      <text:p text:style-name="P10"><text:tab/>while n &gt; 0: </text:p>
      <text:p text:style-name="P10"><text:tab/><text:tab/>acc = acc* n </text:p>
      <text:p text:style-name="P10"><text:tab/><text:tab/>n = n-1<text:tab/></text:p>
      <text:p text:style-name="P10"><text:tab/>return acc </text:p>
      <text:p text:style-name="P10"><text:tab/><text:tab/></text:p>
      <text:p text:style-name="P10"/>
      <text:p text:style-name="P10">#Turn this into a tail-recursive function using pattern matching </text:p>
      <text:p text:style-name="P8"><text:span text:style-name="T6"/></text:p>
      <text:p text:style-name="P10">def fact(n, acc): </text:p>
      <text:p text:style-name="P10"><text:tab/>if n &lt;= 0: </text:p>
      <text:p text:style-name="P10"><text:tab/><text:tab/>return 1</text:p>
      <text:p text:style-name="P10"><text:tab/>else: </text:p>
      <text:p text:style-name="P10"><text:tab/><text:tab/>acc = acc*n</text:p>
      <text:p text:style-name="P10"><text:tab/><text:tab/>n = n-1</text:p>
      <text:p text:style-name="P10"><text:tab/><text:tab/>return fact(n, acc) 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tail call optimization:</text:p>
      <text:p text:style-name="P10"/>
      <text:p text:style-name="P10">def fact(n, acc): </text:p>
      <text:p text:style-name="P10"><text:tab/>label: </text:p>
      <text:p text:style-name="P10"><text:tab/>if n &lt;=0: </text:p>
      <text:p text:style-name="P10"><text:tab/><text:tab/>return acc</text:p>
      <text:p text:style-name="P10"><text:tab/>else: </text:p>
      <text:p text:style-name="P10"><text:tab/> <text:tab/>acc = acc*n</text:p>
      <text:p text:style-name="P10"><text:tab/><text:tab/>n = n-1</text:p>
      <text:p text:style-name="P10"><text:tab/><text:tab/>(n,acc) = (n,acc) </text:p>
      <text:p text:style-name="P10"><text:tab/><text:tab/>goto label </text:p>
      <text:p text:style-name="P10"/>
      <text:p text:style-name="P5"><text:tab/><text:tab/></text:p>
      <text:p text:style-name="P5"><text:tab/></text:p>
      <text:p text:style-name="P5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01:09.420959091</meta:creation-date>
    <dc:date>2024-09-05T11:43:35.734797719</dc:date>
    <meta:editing-duration>PT1H30M31S</meta:editing-duration>
    <meta:editing-cycles>6</meta:editing-cycles>
    <meta:generator>LibreOffice/7.6.7.2$Linux_X86_64 LibreOffice_project/60$Build-2</meta:generator>
    <meta:document-statistic meta:table-count="0" meta:image-count="0" meta:object-count="0" meta:page-count="4" meta:paragraph-count="133" meta:word-count="657" meta:character-count="3789" meta:non-whitespace-character-count="3039"/>
  </office:meta>
</office:document-meta>
</file>